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cf20" officeooo:paragraph-rsid="000bcf20"/>
    </style:style>
    <style:style style:name="P2" style:family="paragraph" style:parent-style-name="Standard">
      <style:paragraph-properties fo:margin-top="0in" fo:margin-bottom="0.1965in" loext:contextual-spacing="false"/>
    </style:style>
    <style:style style:name="P3" style:family="paragraph" style:parent-style-name="Standard">
      <style:text-properties officeooo:rsid="000bcf20" officeooo:paragraph-rsid="000bcf20"/>
    </style:style>
    <style:style style:name="P4" style:family="paragraph" style:parent-style-name="Standard">
      <style:text-properties officeooo:rsid="000bcf20" officeooo:paragraph-rsid="000c5842"/>
    </style:style>
    <style:style style:name="P5" style:family="paragraph" style:parent-style-name="Standard">
      <style:text-properties officeooo:rsid="000c5842" officeooo:paragraph-rsid="000c5842"/>
    </style:style>
    <style:style style:name="T1" style:family="text">
      <style:text-properties fo:color="#ff0000"/>
    </style:style>
    <style:style style:name="T2" style:family="text">
      <style:text-properties fo:color="#ff0000" fo:font-weight="bold"/>
    </style:style>
    <style:style style:name="T3" style:family="text">
      <style:text-properties officeooo:rsid="000c58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018-0<text:span text:style-name="T3">7</text:span>-<text:span text:style-name="T3">15</text:span></text:p>
      <text:p text:style-name="P5">1，添加S32V平台HDMI频率计算工具以及HDMI频率计算文档</text:p>
      <text:p text:style-name="P1"/>
      <text:p text:style-name="P1"/>
      <text:p text:style-name="P1">2018-05-20</text:p>
      <text:p text:style-name="Standard"/>
      <text:p text:style-name="Standard">1. 修改系统给不接相机会将进程停掉的情况；</text:p>
      <text:p text:style-name="Standard"> 主要修改了sdi.cpp 文件中的下面函数。</text:p>
      <text:p text:style-name="P2"><text:line-break/>//***************************************************************************<text:line-break/><text:line-break/>SDI_Frame sdi_grabber::FramePop(uint32_t aChnlIdx, uint32_t aTimeoutMs)<text:line-break/>{  <text:line-break/>  SDI_Frame  lRet;<text:line-break/>  LIB_RESULT lRes = LIB_SUCCESS;<text:line-break/>  <text:line-break/>  // by default sleep for 1s<text:line-break/>#ifndef __STANDALONE__       <text:line-break/>  struct timespec lTimeToSleep = {aTimeoutMs/1000, (aTimeoutMs%1000)*1000000}; <text:line-break/>#else // #ifndef __STANDALONE__<text:line-break/>  uint64_t  lTimeValStart;<text:line-break/>  lTimeValStart = get_uptime_microS();<text:line-break/>#endif // else from #ifndef __STANDALONE__  <text:line-break/>  SEQ_FrmBufferInfo_t lBufferInfo;<text:line-break/>  lBufferInfo.mStreamIdx = aChnlIdx;<text:line-break/><text:line-break/>  // try to pop new frame<text:line-break/>  while(SEQ_FrmBufferPop(&amp;lBufferInfo) != SEQ_LIB_SUCCESS)<text:line-break/>  {<text:line-break/>    if(aTimeoutMs &gt; 0)<text:line-break/>    { <text:line-break/>      uint64_t        lTimeSpent;  <text:line-break/>    ///    printf("1\n");<text:line-break/><text:line-break/>#ifndef __STANDALONE__      <text:line-break/>      lTimeSpent   = aTimeoutMs - \<text:line-break/>        lTimeToSleep.tv_sec  * 1000 - \<text:line-break/>        lTimeToSleep.tv_nsec / 1000000;<text:line-break/>     ///   printf("lTimeSpent=%d\n",lTimeSpent);<text:line-break/><text:line-break/>#else // #ifndef __STANDALONE__<text:line-break/>      lTimeSpent   = (get_uptime_microS() - lTimeValStart) / 1000;<text:line-break/>#endif // else from #ifndef __STANDALONE__<text:line-break/>      <text:line-break/>      if(aTimeoutMs &lt;= lTimeSpent)<text:line-break/>      {<text:line-break/>     ///   printf("2\n");<text:line-break/>        lRes = LIB_FAILURE;<text:line-break/>        VDB_LOG_ERROR("Frame wait timed out\n");<text:line-break/><text:span text:style-name="T1">      </text:span><text:span text:style-name="T2">///  break;//by zhy</text:span><text:line-break/>      } // if timed-out<text:line-break/>    } // if timeout required<text:line-break/><text:soft-page-break/>    <text:line-break/>#ifndef __STANDALONE__        <text:line-break/>    if(nanosleep(&amp;lTimeToSleep, &amp;lTimeToSleep) == 0)<text:line-break/>    {<text:line-break/>      lRes = LIB_FAILURE;<text:line-break/>   <text:span text:style-name="T2">///   break; //by zhy</text:span><text:line-break/>    } // if whole sleep ended uninterrupted   <text:line-break/>    <text:line-break/>#endif // else from #ifndef __STANDALONE__<text:line-break/>  } // while FrmBufferPop() failed <text:line-break/> ///  printf("4\n");<text:line-break/>  if(lRes == LIB_SUCCESS)<text:line-break/>  {<text:line-break/>       ///   printf("5\n");<text:line-break/><text:line-break/>    ((sdi_FdmaIO*)mpIOs[SEQ_OTHRIX_FDMA])-&gt;DdrBufferQuery(<text:line-break/>        aChnlIdx, <text:line-break/>        lBufferInfo.mBufferIdx, <text:line-break/>        lRet.mUMat);<text:line-break/>    lRet.mChannelIdx = aChnlIdx;<text:line-break/>    lRet.mBufferIdx  = lBufferInfo.mBufferIdx; <text:line-break/>    lRet.mFrmSeqNum  = lBufferInfo.mFrmSeqNum;<text:line-break/>  } // if did not fail<text:line-break/>  return lRet;<text:line-break/>} // FramePop(uint32_t aChnlIdx, uint32_t aTimeoutMs)</text:p>
      <text:p text:style-name="Standard">2. 将vsdk 中不需要的代码删除，目前vsdk 大小为190M 为了减少不必要的 code  提交；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6T13:13:10.571727567</dc:date>
    <meta:generator>LibreOffice/5.1.6.2$Linux_X86_64 LibreOffice_project/10m0$Build-2</meta:generator>
    <meta:editing-duration>PT2M59S</meta:editing-duration>
    <meta:editing-cycles>1</meta:editing-cycles>
    <meta:document-statistic meta:table-count="0" meta:image-count="0" meta:object-count="0" meta:page-count="2" meta:paragraph-count="7" meta:word-count="283" meta:character-count="2174" meta:non-whitespace-character-count="1682"/>
  </office:meta>
</office:document-meta>
</file>